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32f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4.2. ¿Que diferencia hay entre el DSL que contrata una oficina pequeña y el que contrata una gran organización?</text:p>
      <text:p text:style-name="Standard"/>
      <text:p text:style-name="Standard"><text:tab/><text:span text:style-name="T1">En las oficinas pequeñas el DSL la linea de abonado digital proporciona un ancho de banda elevado. Por lo </text:span>normal en estas organizaciones pequeñas se suele usar el DSL asimétrico (ADSL).</text:p>
      <text:p text:style-name="Standard"><text:tab/>En <text:span text:style-name="T1">las grandes organizaciones el DSL En este caso se suele usar DSL simétrico (SDSL), que proporciona la misma </text:span>velocidad de subida y bajada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0T16:35:14.243410282</meta:creation-date>
    <dc:date>2019-10-10T16:39:55.577535869</dc:date>
    <dc:creator>I116-05 </dc:creator>
    <meta:editing-duration>PT4M46S</meta:editing-duration>
    <meta:editing-cycles>1</meta:editing-cycles>
    <meta:document-statistic meta:table-count="0" meta:image-count="0" meta:object-count="0" meta:page-count="1" meta:paragraph-count="3" meta:word-count="74" meta:character-count="440" meta:non-whitespace-character-count="367"/>
    <meta:generator>LibreOffice/6.0.4.1$Linux_X86_64 LibreOffice_project/00m0$Build-1</meta:generator>
  </office:meta>
</office:document-meta>
</file>